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5" style:family="table-cell" style:parent-style-name="Default" style:data-style-name="N2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6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7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8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CC_Expenses_for_OPCC_by_pay_re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2">
            <text:p>ExpenseClaimID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LastName</text:p>
          </table:table-cell>
          <table:table-cell office:value-type="string" table:style-name="ce2">
            <text:p>ReasonOther</text:p>
          </table:table-cell>
          <table:table-cell office:value-type="string" table:style-name="ce2">
            <text:p>ClaimDate</text:p>
          </table:table-cell>
          <table:table-cell office:value-type="string" table:style-name="ce2">
            <text:p>StartLocation</text:p>
          </table:table-cell>
          <table:table-cell office:value-type="string" table:style-name="ce2">
            <text:p>CostClaimed</text:p>
          </table:table-cell>
          <table:table-cell office:value-type="string" table:style-name="ce2">
            <text:p>ClaimType</text:p>
          </table:table-cell>
          <table:table-cell office:value-type="string" table:style-name="ce2">
            <text:p>ClaimTypePublicTrans</text:p>
          </table:table-cell>
          <table:table-cell office:value-type="string" table:style-name="ce2">
            <text:p>ReasonType</text:p>
          </table:table-cell>
          <table:table-cell office:value-type="string" table:style-name="ce2">
            <text:p>ClaimStatusDesc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Year</text:p>
          </table:table-cell>
          <table:table-cell table:number-columns-repeated="16371"/>
        </table:table-row>
        <table:table-row table:style-name="ro2">
          <table:table-cell office:value-type="float" office:value="784690" table:style-name="ce3">
            <text:p>784690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APCC/NPCC Summit</text:p>
          </table:table-cell>
          <table:table-cell office:value-type="date" office:date-value="2024-11-20T00:00:00" table:style-name="ce5">
            <text:p>20-Nov-24</text:p>
          </table:table-cell>
          <table:table-cell office:value-type="string" table:style-name="ce6">
            <text:p>Out of Force</text:p>
          </table:table-cell>
          <table:table-cell office:value-type="float" office:value="6.9" table:style-name="ce7">
            <text:p>6.9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2" table:style-name="ce8">
            <text:p>12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2">
          <table:table-cell office:value-type="float" office:value="784693" table:style-name="ce3">
            <text:p>784693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Wokingham Council</text:p>
          </table:table-cell>
          <table:table-cell office:value-type="date" office:date-value="2024-11-21T00:00:00" table:style-name="ce5">
            <text:p>21-Nov-24</text:p>
          </table:table-cell>
          <table:table-cell office:value-type="string" table:style-name="ce6">
            <text:p>Out of Force</text:p>
          </table:table-cell>
          <table:table-cell office:value-type="float" office:value="1.2" table:style-name="ce7">
            <text:p>1.2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2" table:style-name="ce8">
            <text:p>12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3">
          <table:table-cell office:value-type="float" office:value="784700" table:style-name="ce3">
            <text:p>784700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Tri-border rural policing</text:p>
            <text:p>Marlow Bridge</text:p>
          </table:table-cell>
          <table:table-cell office:value-type="date" office:date-value="2024-11-22T00:00:00" table:style-name="ce5">
            <text:p>22-Nov-24</text:p>
          </table:table-cell>
          <table:table-cell office:value-type="string" table:style-name="ce6">
            <text:p>Out of Force</text:p>
          </table:table-cell>
          <table:table-cell office:value-type="float" office:value="1.4" table:style-name="ce7">
            <text:p>1.4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2" table:style-name="ce8">
            <text:p>12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2">
          <table:table-cell office:value-type="float" office:value="784704" table:style-name="ce3">
            <text:p>784704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Home Sec</text:p>
          </table:table-cell>
          <table:table-cell office:value-type="date" office:date-value="2024-12-05T00:00:00" table:style-name="ce5">
            <text:p>05-Dec-24</text:p>
          </table:table-cell>
          <table:table-cell office:value-type="string" table:style-name="ce6">
            <text:p>Slough Police Station</text:p>
          </table:table-cell>
          <table:table-cell office:value-type="float" office:value="3.4" table:style-name="ce7">
            <text:p>3.4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2" table:style-name="ce8">
            <text:p>12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2">
          <table:table-cell office:value-type="float" office:value="784705" table:style-name="ce3">
            <text:p>784705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NCA</text:p>
          </table:table-cell>
          <table:table-cell office:value-type="date" office:date-value="2024-12-06T00:00:00" table:style-name="ce5">
            <text:p>06-Dec-24</text:p>
          </table:table-cell>
          <table:table-cell office:value-type="string" table:style-name="ce6">
            <text:p>Out of Force</text:p>
          </table:table-cell>
          <table:table-cell office:value-type="float" office:value="6.9" table:style-name="ce7">
            <text:p>6.9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2" table:style-name="ce8">
            <text:p>12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style-name="ro2">
          <table:table-cell office:value-type="float" office:value="784706" table:style-name="ce3">
            <text:p>784706</text:p>
          </table:table-cell>
          <table:table-cell office:value-type="string" table:style-name="ce4">
            <text:p>Matthew</text:p>
          </table:table-cell>
          <table:table-cell office:value-type="string" table:style-name="ce4">
            <text:p>Barber</text:p>
          </table:table-cell>
          <table:table-cell office:value-type="string" table:style-name="ce4">
            <text:p>Project EDWARD</text:p>
          </table:table-cell>
          <table:table-cell office:value-type="date" office:date-value="2024-12-09T00:00:00" table:style-name="ce5">
            <text:p>09-Dec-24</text:p>
          </table:table-cell>
          <table:table-cell office:value-type="string" table:style-name="ce6">
            <text:p>Out of Force</text:p>
          </table:table-cell>
          <table:table-cell office:value-type="float" office:value="6.9" table:style-name="ce7">
            <text:p>6.9</text:p>
          </table:table-cell>
          <table:table-cell office:value-type="string" table:style-name="ce6">
            <text:p>Parking</text:p>
          </table:table-cell>
          <table:table-cell office:value-type="string" table:style-name="ce6">
            <text:p/>
          </table:table-cell>
          <table:table-cell office:value-type="string" table:style-name="ce6">
            <text:p>Operational/Normal Business</text:p>
          </table:table-cell>
          <table:table-cell office:value-type="string" table:style-name="ce6">
            <text:p>Paid</text:p>
          </table:table-cell>
          <table:table-cell office:value-type="float" office:value="12" table:style-name="ce8">
            <text:p>12</text:p>
          </table:table-cell>
          <table:table-cell office:value-type="float" office:value="2024" table:style-name="ce8">
            <text:p>2024</text:p>
          </table:table-cell>
          <table:table-cell table:number-columns-repeated="1637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Rooke, Nancy (C2404)</meta:initial-creator>
    <dc:creator>Roberts, Charlotte (C7904)</dc:creator>
    <meta:creation-date>2024-12-16T10:31:21Z</meta:creation-date>
    <dc:date>2024-12-16T12:25:54Z</dc:date>
    <meta:print-date>2024-12-16T12:25:13Z</meta:print-date>
  </office:meta>
</office:document-meta>
</file>